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04">
            <text:p>AAR-8604</text:p>
          </table:table-cell>
          <table:table-cell office:value-type="float" office:value="55.94">
            <text:p>55.94</text:p>
          </table:table-cell>
          <table:table-cell office:value-type="float" office:value="12.61">
            <text:p>12.61</text:p>
          </table:table-cell>
          <table:table-cell office:value-type="float" office:value="8975.0">
            <text:p>8975.0</text:p>
          </table:table-cell>
          <table:table-cell office:value-type="float" office:value="50.0">
            <text:p>5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6">
            <text:p>-18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27">
            <text:p>AAR-8627</text:p>
          </table:table-cell>
          <table:table-cell office:value-type="float" office:value="55.96">
            <text:p>55.96</text:p>
          </table:table-cell>
          <table:table-cell office:value-type="float" office:value="12.61">
            <text:p>12.61</text:p>
          </table:table-cell>
          <table:table-cell office:value-type="float" office:value="8565.0">
            <text:p>8565.0</text:p>
          </table:table-cell>
          <table:table-cell office:value-type="float" office:value="40.0">
            <text:p>40.0</text:p>
          </table:table-cell>
          <table:table-cell office:value-type="string" office:value="Littorina littorea shell">
            <text:p>Littorina littore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1844">
            <text:p>K-184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910.0">
            <text:p>5910.0</text:p>
          </table:table-cell>
          <table:table-cell office:value-type="float" office:value="120.0">
            <text:p>12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95">
            <text:p>3.9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30">
            <text:p>AAR-8630</text:p>
          </table:table-cell>
          <table:table-cell office:value-type="float" office:value="55.94">
            <text:p>55.94</text:p>
          </table:table-cell>
          <table:table-cell office:value-type="float" office:value="12.61">
            <text:p>12.61</text:p>
          </table:table-cell>
          <table:table-cell office:value-type="float" office:value="8940.0">
            <text:p>894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6">
            <text:p>-18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29">
            <text:p>AAR-8629</text:p>
          </table:table-cell>
          <table:table-cell office:value-type="float" office:value="55.96">
            <text:p>55.96</text:p>
          </table:table-cell>
          <table:table-cell office:value-type="float" office:value="12.61">
            <text:p>12.61</text:p>
          </table:table-cell>
          <table:table-cell office:value-type="float" office:value="8095.0">
            <text:p>8095.0</text:p>
          </table:table-cell>
          <table:table-cell office:value-type="float" office:value="60.0">
            <text:p>60.0</text:p>
          </table:table-cell>
          <table:table-cell office:value-type="string" office:value="Remains of land plants">
            <text:p>Remains of land pla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3">
            <text:p>-19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2725">
            <text:p>K-2725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920.0">
            <text:p>592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06">
            <text:p>3.0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01">
            <text:p>AAR-8601</text:p>
          </table:table-cell>
          <table:table-cell office:value-type="float" office:value="55.96">
            <text:p>55.96</text:p>
          </table:table-cell>
          <table:table-cell office:value-type="float" office:value="12.61">
            <text:p>12.61</text:p>
          </table:table-cell>
          <table:table-cell office:value-type="float" office:value="8820.0">
            <text:p>8820.0</text:p>
          </table:table-cell>
          <table:table-cell office:value-type="float" office:value="40.0">
            <text:p>40.0</text:p>
          </table:table-cell>
          <table:table-cell office:value-type="string" office:value="Woody plant roots">
            <text:p>Woody plant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0">
            <text:p>-19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1828">
            <text:p>K-1828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050.0">
            <text:p>6050.0</text:p>
          </table:table-cell>
          <table:table-cell office:value-type="float" office:value="120.0">
            <text:p>12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1829">
            <text:p>K-1829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170.0">
            <text:p>6170.0</text:p>
          </table:table-cell>
          <table:table-cell office:value-type="float" office:value="120.0">
            <text:p>12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55">
            <text:p>4.5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28">
            <text:p>AAR-8628</text:p>
          </table:table-cell>
          <table:table-cell office:value-type="float" office:value="55.94">
            <text:p>55.94</text:p>
          </table:table-cell>
          <table:table-cell office:value-type="float" office:value="12.61">
            <text:p>12.61</text:p>
          </table:table-cell>
          <table:table-cell office:value-type="float" office:value="9270.0">
            <text:p>9270.0</text:p>
          </table:table-cell>
          <table:table-cell office:value-type="float" office:value="45.0">
            <text:p>45.0</text:p>
          </table:table-cell>
          <table:table-cell office:value-type="string" office:value="Cerastoderma edulis shell">
            <text:p>Cerastoderma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8.4">
            <text:p>-18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32">
            <text:p>AAR-8632</text:p>
          </table:table-cell>
          <table:table-cell office:value-type="float" office:value="55.94">
            <text:p>55.94</text:p>
          </table:table-cell>
          <table:table-cell office:value-type="float" office:value="12.62">
            <text:p>12.62</text:p>
          </table:table-cell>
          <table:table-cell office:value-type="float" office:value="8765.0">
            <text:p>8765.0</text:p>
          </table:table-cell>
          <table:table-cell office:value-type="float" office:value="40.0">
            <text:p>40.0</text:p>
          </table:table-cell>
          <table:table-cell office:value-type="string" office:value="Scirpus maritimus fruits">
            <text:p>Scirpus maritimu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0.3">
            <text:p>-20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31">
            <text:p>AAR-8631</text:p>
          </table:table-cell>
          <table:table-cell office:value-type="float" office:value="55.94">
            <text:p>55.94</text:p>
          </table:table-cell>
          <table:table-cell office:value-type="float" office:value="12.61">
            <text:p>12.61</text:p>
          </table:table-cell>
          <table:table-cell office:value-type="float" office:value="8740.0">
            <text:p>8740.0</text:p>
          </table:table-cell>
          <table:table-cell office:value-type="float" office:value="35.0">
            <text:p>35.0</text:p>
          </table:table-cell>
          <table:table-cell office:value-type="string" office:value="Corylus avallana nut">
            <text:p>Corylus avallana nu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9">
            <text:p>-19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26">
            <text:p>AAR-8626</text:p>
          </table:table-cell>
          <table:table-cell office:value-type="float" office:value="55.96">
            <text:p>55.96</text:p>
          </table:table-cell>
          <table:table-cell office:value-type="float" office:value="12.61">
            <text:p>12.61</text:p>
          </table:table-cell>
          <table:table-cell office:value-type="float" office:value="8455.0">
            <text:p>8455.0</text:p>
          </table:table-cell>
          <table:table-cell office:value-type="float" office:value="35.0">
            <text:p>35.0</text:p>
          </table:table-cell>
          <table:table-cell office:value-type="string" office:value="Littorina littorea shell">
            <text:p>Littorina littore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4">
            <text:p>-16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T-10665">
            <text:p>T-10665</text:p>
          </table:table-cell>
          <table:table-cell office:value-type="float" office:value="55.67">
            <text:p>55.67</text:p>
          </table:table-cell>
          <table:table-cell office:value-type="float" office:value="12.58">
            <text:p>12.58</text:p>
          </table:table-cell>
          <table:table-cell office:value-type="float" office:value="8225.0">
            <text:p>8225.0</text:p>
          </table:table-cell>
          <table:table-cell office:value-type="float" office:value="95.0">
            <text:p>95.0</text:p>
          </table:table-cell>
          <table:table-cell office:value-type="string" office:value="Pinus sylvestris wood">
            <text:p>Pinus sylvestris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5">
            <text:p>-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1993,RosentauEtal2021">
            <text:p>Fischer1993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2723">
            <text:p>K-272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560.0">
            <text:p>656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19">
            <text:p>2.1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603">
            <text:p>AAR-8603</text:p>
          </table:table-cell>
          <table:table-cell office:value-type="float" office:value="55.96">
            <text:p>55.96</text:p>
          </table:table-cell>
          <table:table-cell office:value-type="float" office:value="12.61">
            <text:p>12.61</text:p>
          </table:table-cell>
          <table:table-cell office:value-type="float" office:value="9475.0">
            <text:p>9475.0</text:p>
          </table:table-cell>
          <table:table-cell office:value-type="float" office:value="35.0">
            <text:p>35.0</text:p>
          </table:table-cell>
          <table:table-cell office:value-type="string" office:value="Macoma balthica shell">
            <text:p>Macoma balth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8.7">
            <text:p>-1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1303">
            <text:p>K-130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510.0">
            <text:p>6510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13">
            <text:p>1.1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287">
            <text:p>AAR-8287</text:p>
          </table:table-cell>
          <table:table-cell office:value-type="float" office:value="55.77">
            <text:p>55.77</text:p>
          </table:table-cell>
          <table:table-cell office:value-type="float" office:value="12.74">
            <text:p>12.74</text:p>
          </table:table-cell>
          <table:table-cell office:value-type="float" office:value="9200.0">
            <text:p>9200.0</text:p>
          </table:table-cell>
          <table:table-cell office:value-type="float" office:value="70.0">
            <text:p>70.0</text:p>
          </table:table-cell>
          <table:table-cell office:value-type="string" office:value="Macoma balthica shell">
            <text:p>Macoma balth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8.0">
            <text:p>-1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5992">
            <text:p>K-599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820.0">
            <text:p>5820.0</text:p>
          </table:table-cell>
          <table:table-cell office:value-type="float" office:value="105.0">
            <text:p>10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9">
            <text:p>3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4960">
            <text:p>K-4960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130.0">
            <text:p>613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9">
            <text:p>2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284">
            <text:p>AAR-8284</text:p>
          </table:table-cell>
          <table:table-cell office:value-type="float" office:value="55.78">
            <text:p>55.78</text:p>
          </table:table-cell>
          <table:table-cell office:value-type="float" office:value="12.74">
            <text:p>12.74</text:p>
          </table:table-cell>
          <table:table-cell office:value-type="float" office:value="8310.0">
            <text:p>8310.0</text:p>
          </table:table-cell>
          <table:table-cell office:value-type="float" office:value="70.0">
            <text:p>7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1.2">
            <text:p>-21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523">
            <text:p>K-352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070.0">
            <text:p>507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.77">
            <text:p>1.7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6036">
            <text:p>K-6036</text:p>
          </table:table-cell>
          <table:table-cell office:value-type="float" office:value="55.67">
            <text:p>55.67</text:p>
          </table:table-cell>
          <table:table-cell office:value-type="float" office:value="12.58">
            <text:p>12.58</text:p>
          </table:table-cell>
          <table:table-cell office:value-type="float" office:value="7680.0">
            <text:p>7680.0</text:p>
          </table:table-cell>
          <table:table-cell office:value-type="float" office:value="115.0">
            <text:p>115.0</text:p>
          </table:table-cell>
          <table:table-cell office:value-type="string" office:value="Quercus sp. root">
            <text:p>Quercus sp. roo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9">
            <text:p>-5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1993,RosentauEtal2021">
            <text:p>Fischer1993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263">
            <text:p>K-326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910.0">
            <text:p>6910.0</text:p>
          </table:table-cell>
          <table:table-cell office:value-type="float" office:value="115.0">
            <text:p>115.0</text:p>
          </table:table-cell>
          <table:table-cell office:value-type="string" office:value="Tree roots">
            <text:p>Tree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85">
            <text:p>1.8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4714">
            <text:p>K-471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820.0">
            <text:p>6820.0</text:p>
          </table:table-cell>
          <table:table-cell office:value-type="float" office:value="105.0">
            <text:p>10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Poz-42496">
            <text:p>Poz-42496</text:p>
          </table:table-cell>
          <table:table-cell office:value-type="float" office:value="55.68">
            <text:p>55.68</text:p>
          </table:table-cell>
          <table:table-cell office:value-type="float" office:value="12.86">
            <text:p>12.86</text:p>
          </table:table-cell>
          <table:table-cell office:value-type="float" office:value="8660.0">
            <text:p>8660.0</text:p>
          </table:table-cell>
          <table:table-cell office:value-type="float" office:value="50.0">
            <text:p>50.0</text:p>
          </table:table-cell>
          <table:table-cell office:value-type="string" office:value="Cladium mariscus fruits">
            <text:p>Cladium mariscu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5.7">
            <text:p>-15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Poz-42497">
            <text:p>Poz-42497</text:p>
          </table:table-cell>
          <table:table-cell office:value-type="float" office:value="55.82">
            <text:p>55.82</text:p>
          </table:table-cell>
          <table:table-cell office:value-type="float" office:value="12.72">
            <text:p>12.72</text:p>
          </table:table-cell>
          <table:table-cell office:value-type="float" office:value="9240.0">
            <text:p>9240.0</text:p>
          </table:table-cell>
          <table:table-cell office:value-type="float" office:value="50.0">
            <text:p>5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6.0">
            <text:p>-2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264">
            <text:p>K-326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740.0">
            <text:p>674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05">
            <text:p>2.0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374">
            <text:p>K-337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800.0">
            <text:p>5800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1">
            <text:p>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375">
            <text:p>K-3375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530.0">
            <text:p>553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23">
            <text:p>4.2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24986">
            <text:p>AAR-24986</text:p>
          </table:table-cell>
          <table:table-cell office:value-type="float" office:value="55.99">
            <text:p>55.99</text:p>
          </table:table-cell>
          <table:table-cell office:value-type="float" office:value="12.05">
            <text:p>12.05</text:p>
          </table:table-cell>
          <table:table-cell office:value-type="float" office:value="2802.0">
            <text:p>2802.0</text:p>
          </table:table-cell>
          <table:table-cell office:value-type="float" office:value="27.0">
            <text:p>27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2">
            <text:p>0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7,RosentauEtal2021">
            <text:p>BennikeEtal2017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24987">
            <text:p>AAR-24987</text:p>
          </table:table-cell>
          <table:table-cell office:value-type="float" office:value="55.99">
            <text:p>55.99</text:p>
          </table:table-cell>
          <table:table-cell office:value-type="float" office:value="12.05">
            <text:p>12.05</text:p>
          </table:table-cell>
          <table:table-cell office:value-type="float" office:value="5742.0">
            <text:p>5742.0</text:p>
          </table:table-cell>
          <table:table-cell office:value-type="float" office:value="30.0">
            <text:p>3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.2">
            <text:p>-3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7,RosentauEtal2021">
            <text:p>BennikeEtal2017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24988">
            <text:p>AAR-24988</text:p>
          </table:table-cell>
          <table:table-cell office:value-type="float" office:value="55.99">
            <text:p>55.99</text:p>
          </table:table-cell>
          <table:table-cell office:value-type="float" office:value="12.05">
            <text:p>12.05</text:p>
          </table:table-cell>
          <table:table-cell office:value-type="float" office:value="6242.0">
            <text:p>6242.0</text:p>
          </table:table-cell>
          <table:table-cell office:value-type="float" office:value="37.0">
            <text:p>37.0</text:p>
          </table:table-cell>
          <table:table-cell office:value-type="string" office:value="Hydrobia sp. shells">
            <text:p>Hydrobia sp.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.4">
            <text:p>-3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7,RosentauEtal2021">
            <text:p>BennikeEtal2017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262">
            <text:p>K-326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7090.0">
            <text:p>7090.0</text:p>
          </table:table-cell>
          <table:table-cell office:value-type="float" office:value="110.0">
            <text:p>110.0</text:p>
          </table:table-cell>
          <table:table-cell office:value-type="string" office:value="Wood stump">
            <text:p>Wood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2">
            <text:p>2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24989">
            <text:p>AAR-24989</text:p>
          </table:table-cell>
          <table:table-cell office:value-type="float" office:value="55.99">
            <text:p>55.99</text:p>
          </table:table-cell>
          <table:table-cell office:value-type="float" office:value="12.05">
            <text:p>12.05</text:p>
          </table:table-cell>
          <table:table-cell office:value-type="float" office:value="7530.0">
            <text:p>7530.0</text:p>
          </table:table-cell>
          <table:table-cell office:value-type="float" office:value="30.0">
            <text:p>30.0</text:p>
          </table:table-cell>
          <table:table-cell office:value-type="string" office:value="Ostrea edulis shell">
            <text:p>Ostrea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5">
            <text:p>-5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7,RosentauEtal2021">
            <text:p>BennikeEtal2017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24991">
            <text:p>AAR-24991</text:p>
          </table:table-cell>
          <table:table-cell office:value-type="float" office:value="55.99">
            <text:p>55.99</text:p>
          </table:table-cell>
          <table:table-cell office:value-type="float" office:value="12.05">
            <text:p>12.05</text:p>
          </table:table-cell>
          <table:table-cell office:value-type="float" office:value="7950.0">
            <text:p>7950.0</text:p>
          </table:table-cell>
          <table:table-cell office:value-type="float" office:value="40.0">
            <text:p>4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1">
            <text:p>-6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7,RosentauEtal2021">
            <text:p>BennikeEtal2017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517">
            <text:p>K-3517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4970.0">
            <text:p>4970.0</text:p>
          </table:table-cell>
          <table:table-cell office:value-type="float" office:value="65.0">
            <text:p>6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1">
            <text:p>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5664">
            <text:p>K-5664</text:p>
          </table:table-cell>
          <table:table-cell office:value-type="float" office:value="55.72">
            <text:p>55.72</text:p>
          </table:table-cell>
          <table:table-cell office:value-type="float" office:value="12.1">
            <text:p>12.1</text:p>
          </table:table-cell>
          <table:table-cell office:value-type="float" office:value="6960.0">
            <text:p>6960.0</text:p>
          </table:table-cell>
          <table:table-cell office:value-type="float" office:value="110.0">
            <text:p>11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3">
            <text:p>1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2,RosentauEtal2021">
            <text:p>Rasmussen199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5663">
            <text:p>K-5663</text:p>
          </table:table-cell>
          <table:table-cell office:value-type="float" office:value="55.72">
            <text:p>55.72</text:p>
          </table:table-cell>
          <table:table-cell office:value-type="float" office:value="12.1">
            <text:p>12.1</text:p>
          </table:table-cell>
          <table:table-cell office:value-type="float" office:value="7490.0">
            <text:p>7490.0</text:p>
          </table:table-cell>
          <table:table-cell office:value-type="float" office:value="110.0">
            <text:p>11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7">
            <text:p>3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2,RosentauEtal2021">
            <text:p>Rasmussen199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5107">
            <text:p>K-5107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4500.0">
            <text:p>4500.0</text:p>
          </table:table-cell>
          <table:table-cell office:value-type="float" office:value="85.0">
            <text:p>8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47">
            <text:p>4.4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519">
            <text:p>K-3519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910.0">
            <text:p>691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15">
            <text:p>-0.1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5106">
            <text:p>K-5106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3210.0">
            <text:p>3210.0</text:p>
          </table:table-cell>
          <table:table-cell office:value-type="float" office:value="80.0">
            <text:p>8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72">
            <text:p>3.7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5105">
            <text:p>K-5105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850.0">
            <text:p>6850.0</text:p>
          </table:table-cell>
          <table:table-cell office:value-type="float" office:value="105.0">
            <text:p>10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85">
            <text:p>2.8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4970">
            <text:p>K-4970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7060.0">
            <text:p>706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54">
            <text:p>1.5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520">
            <text:p>K-3520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990.0">
            <text:p>6990.0</text:p>
          </table:table-cell>
          <table:table-cell office:value-type="float" office:value="80.0">
            <text:p>80.0</text:p>
          </table:table-cell>
          <table:table-cell office:value-type="string" office:value="Wood stump">
            <text:p>Wood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62">
            <text:p>1.6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521">
            <text:p>K-3521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230.0">
            <text:p>623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37">
            <text:p>2.3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522">
            <text:p>K-352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680.0">
            <text:p>5680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.82">
            <text:p>1.8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4962">
            <text:p>K-496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990.0">
            <text:p>5990.0</text:p>
          </table:table-cell>
          <table:table-cell office:value-type="float" office:value="90.0">
            <text:p>9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05">
            <text:p>4.0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4961">
            <text:p>K-4961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3100.0">
            <text:p>3100.0</text:p>
          </table:table-cell>
          <table:table-cell office:value-type="float" office:value="95.0">
            <text:p>9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12">
            <text:p>4.1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24990">
            <text:p>AAR-24990</text:p>
          </table:table-cell>
          <table:table-cell office:value-type="float" office:value="55.99">
            <text:p>55.99</text:p>
          </table:table-cell>
          <table:table-cell office:value-type="float" office:value="12.05">
            <text:p>12.05</text:p>
          </table:table-cell>
          <table:table-cell office:value-type="float" office:value="7943.0">
            <text:p>7943.0</text:p>
          </table:table-cell>
          <table:table-cell office:value-type="float" office:value="34.0">
            <text:p>34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6.0">
            <text:p>-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7,RosentauEtal2021">
            <text:p>BennikeEtal2017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6857">
            <text:p>K-6857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530.0">
            <text:p>6530.0</text:p>
          </table:table-cell>
          <table:table-cell office:value-type="float" office:value="60.0">
            <text:p>6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4959">
            <text:p>K-4959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7410.0">
            <text:p>741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6">
            <text:p>1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214">
            <text:p>K-321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840.0">
            <text:p>5840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6">
            <text:p>3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2880">
            <text:p>K-2880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340.0">
            <text:p>634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95">
            <text:p>1.9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2904">
            <text:p>K-290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260.0">
            <text:p>626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56">
            <text:p>2.5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2905">
            <text:p>K-2905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130.0">
            <text:p>5130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14">
            <text:p>3.1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2906">
            <text:p>K-2906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290.0">
            <text:p>5290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3">
            <text:p>3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2908">
            <text:p>K-2908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7230.0">
            <text:p>7230.0</text:p>
          </table:table-cell>
          <table:table-cell office:value-type="float" office:value="110.0">
            <text:p>110.0</text:p>
          </table:table-cell>
          <table:table-cell office:value-type="string" office:value="Wood stump">
            <text:p>Wood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07">
            <text:p>-0.0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2909">
            <text:p>K-2909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7200.0">
            <text:p>720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48">
            <text:p>K-3148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270.0">
            <text:p>627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55">
            <text:p>2.5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49">
            <text:p>K-3149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180.0">
            <text:p>618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15">
            <text:p>3.1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66">
            <text:p>K-3166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630.0">
            <text:p>663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26">
            <text:p>0.2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67">
            <text:p>K-3167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920.0">
            <text:p>5920.0</text:p>
          </table:table-cell>
          <table:table-cell office:value-type="float" office:value="100.0">
            <text:p>100.0</text:p>
          </table:table-cell>
          <table:table-cell office:value-type="string" office:value="Twigs  branches">
            <text:p>Twigs  branch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06">
            <text:p>3.06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69">
            <text:p>K-3169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770.0">
            <text:p>577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26">
            <text:p>3.2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71">
            <text:p>K-3171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120.0">
            <text:p>612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9">
            <text:p>2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72">
            <text:p>K-317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460.0">
            <text:p>646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7">
            <text:p>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6856">
            <text:p>K-6856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720.0">
            <text:p>6720.0</text:p>
          </table:table-cell>
          <table:table-cell office:value-type="float" office:value="65.0">
            <text:p>6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288">
            <text:p>AAR-8288</text:p>
          </table:table-cell>
          <table:table-cell office:value-type="float" office:value="55.77">
            <text:p>55.77</text:p>
          </table:table-cell>
          <table:table-cell office:value-type="float" office:value="12.74">
            <text:p>12.74</text:p>
          </table:table-cell>
          <table:table-cell office:value-type="float" office:value="9380.0">
            <text:p>9380.0</text:p>
          </table:table-cell>
          <table:table-cell office:value-type="float" office:value="80.0">
            <text:p>80.0</text:p>
          </table:table-cell>
          <table:table-cell office:value-type="string" office:value="Macoma balthica shell">
            <text:p>Macoma balth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0.6">
            <text:p>-20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73">
            <text:p>K-317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590.0">
            <text:p>6590.0</text:p>
          </table:table-cell>
          <table:table-cell office:value-type="float" office:value="125.0">
            <text:p>12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4">
            <text:p>2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285">
            <text:p>AAR-8285</text:p>
          </table:table-cell>
          <table:table-cell office:value-type="float" office:value="55.78">
            <text:p>55.78</text:p>
          </table:table-cell>
          <table:table-cell office:value-type="float" office:value="12.74">
            <text:p>12.74</text:p>
          </table:table-cell>
          <table:table-cell office:value-type="float" office:value="9155.0">
            <text:p>9155.0</text:p>
          </table:table-cell>
          <table:table-cell office:value-type="float" office:value="70.0">
            <text:p>7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5">
            <text:p>-25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AAR-8286">
            <text:p>AAR-8286</text:p>
          </table:table-cell>
          <table:table-cell office:value-type="float" office:value="55.78">
            <text:p>55.78</text:p>
          </table:table-cell>
          <table:table-cell office:value-type="float" office:value="12.74">
            <text:p>12.74</text:p>
          </table:table-cell>
          <table:table-cell office:value-type="float" office:value="9445.0">
            <text:p>9445.0</text:p>
          </table:table-cell>
          <table:table-cell office:value-type="float" office:value="70.0">
            <text:p>7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5.7">
            <text:p>-25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12,RosentauEtal2021">
            <text:p>BennikeEtal201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213">
            <text:p>K-321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330.0">
            <text:p>6330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23">
            <text:p>3.2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212">
            <text:p>K-321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330.0">
            <text:p>633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2">
            <text:p>3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211">
            <text:p>K-3211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290.0">
            <text:p>629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02">
            <text:p>3.0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205">
            <text:p>K-3205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770.0">
            <text:p>5770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05">
            <text:p>3.0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5773">
            <text:p>K-5773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6030.0">
            <text:p>6030.0</text:p>
          </table:table-cell>
          <table:table-cell office:value-type="float" office:value="75.0">
            <text:p>7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25">
            <text:p>2.2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3174">
            <text:p>K-3174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850.0">
            <text:p>585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1">
            <text:p>3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1982,RosentauEtal2021">
            <text:p>Christensen1982,RosentauEtal2021</text:p>
          </table:table-cell>
        </table:table-row>
        <table:table-row>
          <table:table-cell office:value-type="string" office:value="Copenhagen">
            <text:p>Copenhagen</text:p>
          </table:table-cell>
          <table:table-cell office:value-type="string" office:value="radiocarbon">
            <text:p>radiocarbon</text:p>
          </table:table-cell>
          <table:table-cell office:value-type="string" office:value="K-5772">
            <text:p>K-5772</text:p>
          </table:table-cell>
          <table:table-cell office:value-type="float" office:value="55.85">
            <text:p>55.85</text:p>
          </table:table-cell>
          <table:table-cell office:value-type="float" office:value="12.55">
            <text:p>12.55</text:p>
          </table:table-cell>
          <table:table-cell office:value-type="float" office:value="5720.0">
            <text:p>5720.0</text:p>
          </table:table-cell>
          <table:table-cell office:value-type="float" office:value="115.0">
            <text:p>11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25">
            <text:p>2.2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2014,RosentauEtal2021">
            <text:p>Christensen2014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